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2314e1" officeooo:paragraph-rsid="002314e1"/>
    </style:style>
    <style:style style:name="P2" style:family="paragraph" style:parent-style-name="Standard" style:list-style-name="L1">
      <style:text-properties officeooo:rsid="001ed4f6" officeooo:paragraph-rsid="001ed4f6"/>
    </style:style>
    <style:style style:name="P3" style:family="paragraph" style:parent-style-name="Standard" style:list-style-name="L1">
      <style:text-properties officeooo:paragraph-rsid="001ed4f6"/>
    </style:style>
    <style:style style:name="P4" style:family="paragraph" style:parent-style-name="Standard" style:list-style-name="L1">
      <style:text-properties officeooo:paragraph-rsid="001f5823"/>
    </style:style>
    <style:style style:name="P5" style:family="paragraph" style:parent-style-name="Standard">
      <style:text-properties officeooo:paragraph-rsid="001ed4f6"/>
    </style:style>
    <style:style style:name="P6" style:family="paragraph" style:parent-style-name="Standard" style:list-style-name="L1">
      <style:text-properties fo:color="#222222" loext:opacity="100%" style:font-name="Liberation Serif" fo:font-size="12pt" fo:language="es" fo:country="BO" officeooo:paragraph-rsid="001f5823" style:font-size-asian="12pt" style:font-size-complex="12pt"/>
    </style:style>
    <style:style style:name="P7" style:family="paragraph" style:parent-style-name="Standard" style:list-style-name="L1">
      <style:text-properties officeooo:rsid="00202112" officeooo:paragraph-rsid="00202112"/>
    </style:style>
    <style:style style:name="P8" style:family="paragraph" style:parent-style-name="Standard">
      <style:text-properties officeooo:rsid="00202112" officeooo:paragraph-rsid="00202112"/>
    </style:style>
    <style:style style:name="P9" style:family="paragraph" style:parent-style-name="Standard" style:list-style-name="L1">
      <style:text-properties officeooo:rsid="0021f882" officeooo:paragraph-rsid="0021f882"/>
    </style:style>
    <style:style style:name="P10" style:family="paragraph" style:parent-style-name="Standard">
      <style:text-properties officeooo:rsid="0021f882" officeooo:paragraph-rsid="0021f882"/>
    </style:style>
    <style:style style:name="P11" style:family="paragraph" style:parent-style-name="Standard">
      <style:text-properties officeooo:rsid="002224a2" officeooo:paragraph-rsid="002224a2"/>
    </style:style>
    <style:style style:name="P12" style:family="paragraph" style:parent-style-name="Standard">
      <style:text-properties officeooo:paragraph-rsid="002224a2"/>
    </style:style>
    <style:style style:name="P13" style:family="paragraph" style:parent-style-name="Standard">
      <style:text-properties officeooo:rsid="0022e819" officeooo:paragraph-rsid="0022e819"/>
    </style:style>
    <style:style style:name="P14" style:family="paragraph" style:parent-style-name="Standard">
      <style:text-properties officeooo:paragraph-rsid="0022e819"/>
    </style:style>
    <style:style style:name="P15" style:family="paragraph" style:parent-style-name="Standard" style:list-style-name="L2">
      <style:text-properties officeooo:paragraph-rsid="001ed4f6"/>
    </style:style>
    <style:style style:name="T1" style:family="text">
      <style:text-properties officeooo:rsid="001ed4f6"/>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202112" style:font-size-asian="12pt" style:font-size-complex="12pt"/>
    </style:style>
    <style:style style:name="T4" style:family="text">
      <style:text-properties officeooo:rsid="002224a2"/>
    </style:style>
    <style:style style:name="T5" style:family="text">
      <style:text-properties fo:color="#222222" loext:opacity="100%" style:font-name="Liberation Serif" fo:font-size="12pt" fo:language="es" fo:country="BO" style:font-size-asian="12pt" style:font-size-complex="12pt"/>
    </style:style>
    <style:style style:name="T6" style:family="text">
      <style:text-properties officeooo:rsid="0022e81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list xml:id="list1177230125" text:style-name="L2">
        <text:list-item>
          <text:p text:style-name="P15"><text:span text:style-name="T1">Modelo orientado a objetos</text:span></text:p>
        </text:list-item>
      </text:list>
      <text:list xml:id="list3166426849" text:style-name="L1">
        <text:list-item>
          <text:list>
            <text:list-item>
              <text:p text:style-name="P3">El modelo de base de datos orientada a objetos agrupa la información en paquetes relacionados entre sí: los datos de cada registro se combinan en un solo objeto, con todos sus atributos. De esta manera, toda la información está disponible en el objeto, ya que sus datos quedan agrupados en lugar de distribuidos en diferentes tablas. En los objetos no solo pueden guardarse los atributos, sino también los métodos, lo que refleja la afinidad de estas bases de datos con los <text:span text:style-name="Strong_20_Emphasis">lenguajes de programación orientados a objetos</text:span>: al igual que en estos, cada objeto presenta un conjunto de acciones que pueden llevarse a cabo.</text:p>
            </text:list-item>
          </text:list>
        </text:list-item>
      </text:list>
      <text:p text:style-name="P14"><text:span text:style-name="T6">Digital guide ionos, junio 2020, </text:span>Base de datos orientada a objetos: el secreto mejor guardado de los modelos de bases de datos, <text:span text:style-name="T6">consultado en febrero 2021, URL:https://www.ionos.mx/digitalguide/hosting/cuestiones-tecnicas/base-de-datos-orientada-a-objetos/</text:span></text:p>
      <text:p text:style-name="P13"/>
      <text:list xml:id="list213247142052764" text:continue-numbering="true" text:style-name="L1">
        <text:list-item>
          <text:p text:style-name="P2">modelo objeto/relacional</text:p>
          <text:list>
            <text:list-item>
              <text:p text:style-name="P6"><text:span text:style-name="T1">El modelo de base de datos objeto-relacional integra los conceptos de la tradicional base de datos relacional y los conceptos de paradigma de objetos que se utiliza en la programación orientada a objetos (POO).</text:span></text:p>
              <text:p text:style-name="P4"><text:span text:style-name="T5">El objetivo de este concepto es poder aplicar la tecnología madura de bases de datos relacionales sobre la organización de los datos complejos es decir datos de texto e imagen, mapas, datos en el rango de audio etc. Las bases de datos Objeto-relacional son compatibles con estos objetos de datos y las operaciones de mayor complejidad.</text:span></text:p>
            </text:list-item>
          </text:list>
        </text:list-item>
        <text:list-item>
          <text:p text:style-name="P2">modelos noSQL</text:p>
          <text:list>
            <text:list-item>
              <text:p text:style-name="P2"><text:span text:style-name="T3">E</text:span><text:span text:style-name="T2">structuras que nos permiten almacenar información en aquellas situaciones en las que las bases de datos relacionales generan ciertos problemas debido principalmente a problemas de escalabilidad y rendimiento de las bases de datos relacionales donde se dan cita miles de usuarios concurrentes y con millones de consultas diarias.Además de lo comentado anteriormente, las bases de datos NoSQL son sistemas de almacenamiento de información que no cumplen con el esquema entidad–relación. Tampoco utilizan una estructura de datos en forma de tabla donde se van almacenando los datos sino que para el almacenamiento hacen uso de otros formatos como clave–valor, mapeo de columnas o grafos</text:span></text:p>
            </text:list-item>
            <text:list-item>
              <text:p text:style-name="P7"><text:span text:style-name="T2">ventajas:</text:span></text:p>
              <text:list>
                <text:list-item>
                  <text:p text:style-name="P7"><text:span text:style-name="T2">se ejecutan en maquinas con pocos recursos</text:span></text:p>
                </text:list-item>
                <text:list-item>
                  <text:p text:style-name="P7"><text:span text:style-name="T2">escalabilidad horizontal</text:span></text:p>
                </text:list-item>
                <text:list-item>
                  <text:p text:style-name="P7"><text:span text:style-name="T2">pueden manejar gran cantidad de datos</text:span></text:p>
                </text:list-item>
                <text:list-item>
                  <text:p text:style-name="P7"><text:span text:style-name="T2">no genera cuellos de botella</text:span></text:p>
                </text:list-item>
              </text:list>
            </text:list-item>
          </text:list>
        </text:list-item>
      </text:list>
      <text:p text:style-name="P11"><text:span text:style-name="T2">acens, S/F, Bases de datos NoSQL que son y tipos que nos podemos encontrar, consultado en febrero 2021, URL:https://www.acens.com/wp-content/images/2014/02/bbdd-nosql-wp-acens.pdf</text:span></text:p>
      <text:p text:style-name="P8"><text:span text:style-name="T2"><text:tab/><text:tab/></text:span></text:p>
      <text:list xml:id="list213247197121536" text:continue-numbering="true" text:style-name="L1">
        <text:list-item>
          <text:p text:style-name="P2">privilegios que se pueden otorgar a usuarios/roles</text:p>
          <text:list>
            <text:list-item>
              <text:p text:style-name="P2">El rol de un usuario determina el acceso a las funciones de la interfaz gráfica de usuario y de SCI (consulte <text:a xlink:type="simple" xlink:href="https://docs.oracle.com/cd/E91184_01/SLKLG/user_roles.htm#CIHHEIEB" text:style-name="Internet_20_link" text:visited-style-name="Visited_20_Internet_20_Link">Funciones disponibles para cada rol de usuario</text:a>).</text:p>
              <text:list>
                <text:list-item>
                  <text:p text:style-name="P9">administrador</text:p>
                </text:list-item>
                <text:list-item>
                  <text:p text:style-name="P9">User</text:p>
                </text:list-item>
                <text:list-item>
                  <text:p text:style-name="P9">operator</text:p>
                </text:list-item>
                <text:list-item>
                  <text:p text:style-name="P9">viewer</text:p>
                </text:list-item>
                <text:list-item>
                  <text:p text:style-name="P9"><text:soft-page-break/>service</text:p>
                </text:list-item>
                <text:list-item>
                  <text:p text:style-name="P9">advanced service</text:p>
                </text:list-item>
                <text:list-item>
                  <text:p text:style-name="P9">escalation</text:p>
                </text:list-item>
                <text:list-item>
                  <text:p text:style-name="P9">installer</text:p>
                </text:list-item>
              </text:list>
            </text:list-item>
          </text:list>
        </text:list-item>
      </text:list>
      <text:p text:style-name="P10"/>
      <text:p text:style-name="P12"><text:span text:style-name="T4">oracle,2017,</text:span>StorageTek SL4000 Modular Library System Guía de la biblioteca, <text:span text:style-name="T4">consultado en febrero 2021, URL:https://docs.oracle.com/cd/E91184_01/SLKLG/user_roles.htm#BABFFIJG</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AR PL KaitiM GB" style:font-family-asian="'AR PL KaitiM GB'"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314e1" officeooo:paragraph-rsid="002314e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González Ramírez David</text:p>
        <text:p text:style-name="MP1">grupo 1</text:p>
        <text:p text:style-name="MP1">tarea 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5T20:26:01.074209417</meta:creation-date>
    <dc:date>2021-02-25T21:32:45.782368712</dc:date>
    <meta:editing-duration>PT16M4S</meta:editing-duration>
    <meta:editing-cycles>5</meta:editing-cycles>
    <meta:generator>LibreOffice/7.0.4.2$Linux_X86_64 LibreOffice_project/00$Build-2</meta:generator>
    <meta:document-statistic meta:table-count="0" meta:image-count="0" meta:object-count="0" meta:page-count="2" meta:paragraph-count="29" meta:word-count="461" meta:character-count="2999" meta:non-whitespace-character-count="2588"/>
  </office:meta>
</office:document-meta>
</file>